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hdphoto1.wdp" manifest:media-type=""/>
  <manifest:file-entry manifest:full-path="media/image1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0in, 0in, 0in)" draw:stroke="none" draw:image-opacity="35%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in, 0in)" draw:stroke="none"/>
    </style:style>
    <style:style style:family="graphic" style:name="a382" style:parent-style-name="Graphics">
      <style:graphic-properties draw:fill="none" draw:stroke="non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graphic" style:name="a411" style:parent-style-name="Graphics">
      <style:graphic-properties draw:fill="none" fo:clip="rect(-1.39455in, 0in, 6.7236in, -0.03525in)" draw:stroke="none"/>
    </style:style>
    <style:style style:family="graphic" style:name="a384" style:parent-style-name="Graphics">
      <style:graphic-properties draw:fill="none" draw:stroke="none"/>
    </style:style>
    <style:style style:family="graphic" style:name="a412" style:parent-style-name="Graphics">
      <style:graphic-properties draw:fill="none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draw:stroke="non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draw:stroke="non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6" style:parent-style-name="Graphics">
      <style:graphic-properties draw:fill="none" draw:stroke="non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7" style:parent-style-name="Graphics">
      <style:graphic-properties draw:fill="none" draw:stroke="none" draw:image-opacity="85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 style:parent-style-name="Graphics">
      <style:graphic-properties draw:fill="none" fo:clip="rect(0.9111in, 0in, 0in, 9.4444in)" draw:stroke="non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4" style:parent-style-name="Graphics">
      <style:graphic-properties draw:fill="none" fo:clip="rect(8.78344in, 7.1504in, 1.09991in, 7.0164in)" draw:stroke="none"/>
    </style:style>
    <style:style style:family="graphic" style:name="a422" style:parent-style-name="Graphics">
      <style:graphic-properties draw:fill="none" fo:clip="rect(0in, 0in, 0in, 0in)" draw:stroke="none" draw:image-opacity="35%"/>
    </style:style>
    <style:style style:family="graphic" style:name="a395" style:parent-style-name="Graphics">
      <style:graphic-properties draw:fill="none" draw:stroke="none"/>
    </style:style>
    <style:style style:family="graphic" style:name="a423" style:parent-style-name="Graphics">
      <style:graphic-properties draw:fill="none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9" style:parent-style-name="Graphics">
      <style:graphic-properties draw:fill="none" fo:clip="rect(0.74325in, 8.4444in, 4.58595in, 1.3911in)" draw:stroke="none"/>
    </style:style>
    <style:style style:family="graphic" style:name="a430" style:parent-style-name="Graphics">
      <style:graphic-properties draw:fill="none" fo:clip="rect(8.78344in, 7.1504in, 1.09991in, 7.0164in)" draw:stroke="non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graphic" style:name="a434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 draw:image-opacity="85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in" svg:y="0in" svg:width="13.33333in" svg:height="7.5in" style:rel-width="scale" style:rel-height="scale">
          <draw:image xlink:href="media/image1.jpeg" xlink:type="simple" xlink:show="embed" xlink:actuate="onLoad"/>
          <svg:title/>
          <svg:desc>Nish - Homecoming (ft. DJ LYAN) | OFFICIAL MUSIC VIDEO | The Homecoming |  New Bangla Song 2021 - YouTube</svg:desc>
        </draw:frame>
        <draw:frame draw:id="id64" draw:style-name="a382" draw:name="Picture 4" svg:x="0in" svg:y="-0.04379in" svg:width="13.33333in" svg:height="0.79539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8" svg:x="12.41667in" svg:y="1.42083in" svg:width="0.91667in" svg:height="5.125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Picture 10" svg:x="0in" svg:y="-0.06254in" svg:width="13.33333in" svg:height="0.83289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8" draw:name="TextBox 20" svg:x="6.48411in" svg:y="6.81013in" svg:width="0.96734in" svg:height="0.40391in">
          <draw:text-box>
            <text:p text:style-name="a387" text:class-names="" text:cond-style-name=""><text:span text:style-name="a385" text:class-names="">SCROL</text:span><text:span text:style-name="a386" text:class-names="">L</text:span></text:p>
          </draw:text-box>
          <svg:title/>
          <svg:desc/>
        </draw:frame>
        <draw:frame draw:id="id68" draw:style-name="a391" draw:name="TextBox 28" svg:x="5.23977in" svg:y="5.08414in" svg:width="2.85378in" svg:height="0.70684in">
          <draw:text-box>
            <text:p text:style-name="a390" text:class-names="" text:cond-style-name=""><text:span text:style-name="a389" text:class-names="">LISTEN NOW</text:span></text:p>
          </draw:text-box>
          <svg:title/>
          <svg:desc/>
        </draw:frame>
      </draw:page>
      <draw:page draw:name="Slide2" draw:style-name="a392" draw:master-page-name="Master1-Layout7-blank-Blank" presentation:presentation-page-layout-name="Master1-PPL7" draw:id="Slide-257">
        <draw:frame draw:id="id69" draw:style-name="a393" draw:name="Picture 4" svg:x="4.89653in" svg:y="0in" svg:width="3.88889in" svg:height="6.58889in" style:rel-width="scale" style:rel-height="scale">
          <draw:image xlink:href="media/image1.jpeg" xlink:type="simple" xlink:show="embed" xlink:actuate="onLoad"/>
          <svg:title/>
          <svg:desc>Nish - Homecoming (ft. DJ LYAN) | OFFICIAL MUSIC VIDEO | The Homecoming |  New Bangla Song 2021 - YouTube</svg:desc>
        </draw:frame>
        <draw:frame draw:id="id70" draw:style-name="a394" draw:name="Picture 2" svg:x="4.89653in" svg:y="6.58889in" svg:width="3.88889in" svg:height="0.91111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395" draw:name="Picture 5" svg:x="4.89653in" svg:y="0in" svg:width="0.42708in" svg:height="0.45833in" style:rel-width="scale" style:rel-height="scale">
          <draw:image xlink:href="media/image6.png" xlink:type="simple" xlink:show="embed" xlink:actuate="onLoad"/>
          <svg:title/>
          <svg:desc/>
        </draw:frame>
        <draw:frame draw:id="id72" draw:style-name="a398" draw:name="TextBox 7" svg:x="5.89753in" svg:y="2.94749in" svg:width="2.0323in" svg:height="0.50488in">
          <draw:text-box>
            <text:p text:style-name="a397" text:class-names="" text:cond-style-name=""><text:span text:style-name="a396" text:class-names="">LISTEN NOW</text:span></text:p>
          </draw:text-box>
          <svg:title/>
          <svg:desc/>
        </draw:frame>
        <draw:frame draw:id="id73" draw:style-name="a405" draw:name="TextBox 11" svg:x="5.86289in" svg:y="1.93773in" svg:width="2.3144in" svg:height="1.00977in">
          <draw:text-box>
            <text:p text:style-name="a400" text:class-names="" text:cond-style-name=""><text:span text:style-name="a399" text:class-names="">H O M E C O M I N G</text:span></text:p>
            <text:p text:style-name="a402" text:class-names="" text:cond-style-name=""><text:span text:style-name="a401" text:class-names=""><text:s text:c="3"/>(F T. D J <text:s text:c="1"/>L Y A N)</text:span></text:p>
            <text:p text:style-name="a404" text:class-names="" text:cond-style-name=""><text:span text:style-name="a403" text:class-names=""/></text:p>
          </draw:text-box>
          <svg:title/>
          <svg:desc/>
        </draw:frame>
        <draw:frame draw:id="id74" draw:style-name="a409" draw:name="TextBox 14" svg:x="6.46292in" svg:y="6.19792in" svg:width="0.96734in" svg:height="0.40391in">
          <draw:text-box>
            <text:p text:style-name="a408" text:class-names="" text:cond-style-name=""><text:span text:style-name="a406" text:class-names="">SCROL</text:span><text:span text:style-name="a407" text:class-names="">L</text:span></text:p>
          </draw:text-box>
          <svg:title/>
          <svg:desc/>
        </draw:frame>
      </draw:page>
      <draw:page draw:name="Slide3" draw:style-name="a410" draw:master-page-name="Master1-Layout7-blank-Blank" presentation:presentation-page-layout-name="Master1-PPL7" draw:id="Slide-258">
        <draw:frame draw:id="id75" draw:style-name="a411" draw:name="Picture 28" svg:x="-0.14583in" svg:y="-1.26389in" svg:width="13.625in" svg:height="8.76389in" style:rel-width="scale" style:rel-height="scale">
          <draw:image xlink:href="media/image7.jpg" xlink:type="simple" xlink:show="embed" xlink:actuate="onLoad"/>
          <svg:title/>
          <svg:desc>Two men sitting on a couch

Description automatically generated with medium confidence</svg:desc>
        </draw:frame>
        <draw:frame draw:id="id76" draw:style-name="a412" draw:name="Picture 12" svg:x="5.36448in" svg:y="5.07066in" svg:width="2.42677in" svg:height="1.94142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77" draw:style-name="a413" draw:name="Picture 14" svg:x="10.10243in" svg:y="5.20198in" svg:width="1.86861in" svg:height="1.86861in" style:rel-width="scale" style:rel-height="scale">
          <draw:image xlink:href="media/image9.png" xlink:type="simple" xlink:show="embed" xlink:actuate="onLoad"/>
          <svg:title/>
          <svg:desc>Logo

Description automatically generated</svg:desc>
        </draw:frame>
        <draw:frame draw:id="id78" draw:style-name="a414" draw:name="Picture 16" svg:x="8.09784in" svg:y="5.78198in" svg:width="1.39141in" svg:height="0.77301in" style:rel-width="scale" style:rel-height="scale">
          <draw:image xlink:href="media/image10.png" xlink:type="simple" xlink:show="embed" xlink:actuate="onLoad"/>
          <svg:title/>
          <svg:desc>Logo, company name

Description automatically generated</svg:desc>
        </draw:frame>
        <draw:frame draw:id="id79" draw:style-name="a415" draw:name="Picture 18" svg:x="2.44876in" svg:y="5.67519in" svg:width="2.42677in" svg:height="0.93431in" style:rel-width="scale" style:rel-height="scale">
          <draw:image xlink:href="media/image11.png" xlink:type="simple" xlink:show="embed" xlink:actuate="onLoad"/>
          <svg:title/>
          <svg:desc/>
        </draw:frame>
        <draw:frame draw:id="id80" draw:style-name="a416" draw:name="Picture 24" svg:x="0.40558in" svg:y="5.74978in" svg:width="1.49177in" svg:height="0.88263in" style:rel-width="scale" style:rel-height="scale">
          <draw:image xlink:href="media/image12.png" xlink:type="simple" xlink:show="embed" xlink:actuate="onLoad"/>
          <svg:title/>
          <svg:desc>Icon

Description automatically generated</svg:desc>
        </draw:frame>
        <draw:frame draw:id="id81" draw:style-name="a417" draw:name="Picture 33" svg:x="4.46709in" svg:y="2.49175in" svg:width="3.80969in" svg:height="0.7972in" style:rel-width="scale" style:rel-height="scale">
          <draw:image xlink:href="media/image13.png" xlink:type="simple" xlink:show="embed" xlink:actuate="onLoad"/>
          <svg:title/>
          <svg:desc/>
        </draw:frame>
        <draw:frame draw:id="id82" draw:style-name="a421" draw:name="TextBox 35" svg:x="4.46709in" svg:y="1.91955in" svg:width="3.91354in" svg:height="0.5722in">
          <draw:text-box>
            <text:p text:style-name="a420" text:class-names="" text:cond-style-name=""><text:span text:style-name="a418" text:class-names="">LETS WORK TOGETHER</text:span><text:span text:style-name="a419" text:class-names=""/></text:p>
          </draw:text-box>
          <svg:title/>
          <svg:desc/>
        </draw:frame>
        <draw:frame draw:id="id83" draw:style-name="a422" draw:name="Picture 2" svg:x="-0.14583in" svg:y="5.33083in" svg:width="13.625in" svg:height="1.51343in" style:rel-width="scale" style:rel-height="scale">
          <draw:image xlink:href="media/image14.jpeg" xlink:type="simple" xlink:show="embed" xlink:actuate="onLoad"/>
          <svg:title/>
          <svg:desc>Download Free png White Rectangle Outline Png (105+ images in Collection)  Page 3 - DLPNG.com</svg:desc>
        </draw:frame>
        <draw:frame draw:id="id84" draw:style-name="a423" draw:name="Picture 36" svg:x="12.5625in" svg:y="1.01128in" svg:width="0.91667in" svg:height="5.125in" style:rel-width="scale" style:rel-height="scale">
          <draw:image xlink:href="media/image3.png" xlink:type="simple" xlink:show="embed" xlink:actuate="onLoad"/>
          <svg:title/>
          <svg:desc/>
        </draw:frame>
        <draw:frame draw:id="id85" draw:style-name="a427" draw:name="TextBox 37" svg:x="6.48411in" svg:y="6.81013in" svg:width="0.96734in" svg:height="0.40391in">
          <draw:text-box>
            <text:p text:style-name="a426" text:class-names="" text:cond-style-name=""><text:span text:style-name="a424" text:class-names="">SCROL</text:span><text:span text:style-name="a425" text:class-names="">L</text:span></text:p>
          </draw:text-box>
          <svg:title/>
          <svg:desc/>
        </draw:frame>
      </draw:page>
      <draw:page draw:name="Slide5" draw:style-name="a428" draw:master-page-name="Master1-Layout7-blank-Blank" presentation:presentation-page-layout-name="Master1-PPL7" draw:id="Slide-260">
        <draw:frame draw:id="id86" draw:style-name="a429" draw:name="Picture 6" svg:x="4.89653in" svg:y="0in" svg:width="3.85736in" svg:height="7.22339in" style:rel-width="scale" style:rel-height="scale">
          <draw:image xlink:href="media/image7.jpg" xlink:type="simple" xlink:show="embed" xlink:actuate="onLoad"/>
          <svg:title/>
          <svg:desc>Two men sitting on a couch

Description automatically generated with medium confidence</svg:desc>
        </draw:frame>
        <draw:frame draw:id="id87" draw:style-name="a430" draw:name="Picture 2" svg:x="4.89653in" svg:y="6.58889in" svg:width="3.88889in" svg:height="0.91111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431" draw:name="Picture 5" svg:x="4.89653in" svg:y="0in" svg:width="0.42708in" svg:height="0.45833in" style:rel-width="scale" style:rel-height="scale">
          <draw:image xlink:href="media/image6.png" xlink:type="simple" xlink:show="embed" xlink:actuate="onLoad"/>
          <svg:title/>
          <svg:desc/>
        </draw:frame>
        <draw:frame draw:id="id89" draw:style-name="a432" draw:name="Picture 8" svg:x="5.98547in" svg:y="5.08604in" svg:width="1.78032in" svg:height="1.42426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90" draw:style-name="a433" draw:name="Picture 9" svg:x="4.8684in" svg:y="5.47182in" svg:width="0.84621in" svg:height="0.84621in" style:rel-width="scale" style:rel-height="scale">
          <draw:image xlink:href="media/image9.png" xlink:type="simple" xlink:show="embed" xlink:actuate="onLoad"/>
          <svg:title/>
          <svg:desc>Logo

Description automatically generated</svg:desc>
        </draw:frame>
        <draw:frame draw:id="id91" draw:style-name="a434" draw:name="Picture 10" svg:x="7.63682in" svg:y="5.77077in" svg:width="1.11707in" svg:height="0.66093in" style:rel-width="scale" style:rel-height="scale">
          <draw:image xlink:href="media/image12.png" xlink:type="simple" xlink:show="embed" xlink:actuate="onLoad"/>
          <svg:title/>
          <svg:desc>Icon

Description automatically generated</svg:desc>
        </draw:frame>
        <draw:frame draw:id="id92" draw:style-name="a435" draw:name="Picture 13" svg:x="5.4789in" svg:y="2.90314in" svg:width="2.79347in" svg:height="0.58455in" style:rel-width="scale" style:rel-height="scale">
          <draw:image xlink:href="media/image13.png" xlink:type="simple" xlink:show="embed" xlink:actuate="onLoad"/>
          <svg:title/>
          <svg:desc/>
        </draw:frame>
        <draw:frame draw:id="id93" draw:style-name="a439" draw:name="TextBox 14" svg:x="5.71461in" svg:y="2.50348in" svg:width="2.32204in" svg:height="0.37025in">
          <draw:text-box>
            <text:p text:style-name="a438" text:class-names="" text:cond-style-name=""><text:span text:style-name="a436" text:class-names="">LETS WORK TOGETHER</text:span><text:span text:style-name="a437" text:class-names=""/></text:p>
          </draw:text-box>
          <svg:title/>
          <svg:desc/>
        </draw:frame>
        <draw:frame draw:id="id94" draw:style-name="a443" draw:name="TextBox 15" svg:x="6.38052in" svg:y="6.22976in" svg:width="0.96734in" svg:height="0.40391in">
          <draw:text-box>
            <text:p text:style-name="a442" text:class-names="" text:cond-style-name=""><text:span text:style-name="a440" text:class-names="">SCROL</text:span><text:span text:style-name="a441" text:class-names="">L</text:span></text:p>
          </draw:text-box>
          <svg:title/>
          <svg:desc/>
        </draw:frame>
        <draw:frame draw:id="id95" draw:style-name="a444" draw:name="Picture 2" svg:x="4.91975in" svg:y="5.52518in" svg:width="3.88889in" svg:height="0.75112in" style:rel-width="scale" style:rel-height="scale">
          <draw:image xlink:href="media/image14.jpeg" xlink:type="simple" xlink:show="embed" xlink:actuate="onLoad"/>
          <svg:title/>
          <svg:desc>Download Free png White Rectangle Outline Png (105+ images in Collection)  Page 3 - DLPNG.com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447523283760</meta:initial-creator>
    <dc:creator>447523283760</dc:creator>
    <meta:creation-date>2021-03-08T21:07:16Z</meta:creation-date>
    <dc:date>2021-03-08T23:54:10Z</dc:date>
    <meta:editing-cycles>11</meta:editing-cycles>
    <meta:editing-duration>PT10013S</meta:editing-duration>
    <meta:document-statistic meta:paragraph-count="10" meta:word-count="36"/>
  </office:meta>
</office:document-meta>
</file>